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, Tahoma, Helvetica, FreeSans, sans-serif"/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style:line-height-at-least="0.529cm" fo:widows="1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loext:contextual-spacing="false" style:line-height-at-least="0.529cm" fo:widows="1" fo:text-indent="0cm" style:auto-text-indent="false"/>
      <style:text-properties fo:font-variant="normal" fo:text-transform="none" fo:color="#333333" style:font-name="Arial1" fo:font-size="10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499cm" loext:contextual-spacing="false" style:line-height-at-least="0.529cm" fo:widows="1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4" style:family="paragraph" style:parent-style-name="Standard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Arial1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widows="1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Arial1" fo:font-size="10pt" fo:letter-spacing="normal" fo:font-style="normal" fo:font-weight="normal"/>
    </style:style>
    <style:style style:name="P7" style:family="paragraph" style:parent-style-name="Text_20_body">
      <style:paragraph-properties fo:margin-left="0cm" fo:margin-right="0cm" style:line-height-at-least="0.529cm" fo:widows="1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style:line-height-at-least="0.529cm" fo:widows="1" fo:text-indent="0cm" style:auto-text-indent="false" fo:padding="0cm" fo:border="none"/>
      <style:text-properties fo:font-variant="normal" fo:text-transform="none" fo:color="#333333" style:font-name="Arial1" fo:font-size="10pt" fo:letter-spacing="normal" fo:font-style="normal" fo:font-weight="normal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10pt" fo:font-weight="bold"/>
    </style:style>
    <style:style style:name="T3" style:family="text">
      <style:text-properties fo:color="#000000" style:font-name="Verdana" fo:font-size="10pt" fo:font-weight="bol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PECIFICACION DE CARGOS Y FUNCIONES </text:p>
      <text:p text:style-name="P1"><text:span text:style-name="T3">Gerente de TICs </text:span><text:span text:style-name="T1"><text:line-break/>Encargado de la planeación, organización, control y ejecución de los objetivos de informática y de sistemas, además debe suplir las necesidades de tecnologías informáticas dentro de la organización, proponer políticas y estrategias que permitan el buen manejo de la información financiera de la empresa.</text:span></text:p>
      <text:p text:style-name="P4">Sus principales funciones son:</text:p>
      <text:p text:style-name="P2">Gerenciamiento del Proyecto, incluyendo los grupos de procesos y las nueve áreas del conocimiento definidas por PMI: Alcance, Costo, Tiempos, Calidad, Integración, Riesgos, Comunicaciones, RRHH y Compras.</text:p>
      <text:list xml:id="list9135098422386815846" text:style-name="L1">
        <text:list-item>
          <text:p text:style-name="P6">Proponer y participar en el diseño de las soluciones asociadas a los requerimientos.</text:p>
        </text:list-item>
        <text:list-item>
          <text:p text:style-name="P6">Detectar necesidades de capacitación del equipo del proyecto para lograr una formación adecuada, alineada a las necesidades del proyecto y al desarrollo profesional de los colaboradores.</text:p>
        </text:list-item>
        <text:list-item>
          <text:p text:style-name="P6">Delegar adecuadamente tareas del proyecto para cumplir el mismo en tiempo y forma.</text:p>
        </text:list-item>
        <text:list-item>
          <text:p text:style-name="P8">Coordinar con el grupo de trabajo la elaboración de dichos proyectos (Con avaluó y aprobación del Gerente general y sus directivos).</text:p>
        </text:list-item>
      </text:list>
      <text:p text:style-name="P7"><text:span text:style-name="T3">Jefe de Desarrollo </text:span><text:span text:style-name="T1"><text:line-break/>Persona encargada de coordinar, y dar un buen seguimiento a la construcción de los proyecto.<text:line-break/><text:line-break/></text:span><text:span text:style-name="T3">Analista-Diseñador </text:span><text:span text:style-name="T1"><text:line-break/>Debe estar capacitado para analizar, diseñar, programar, implementar y realizar mantenimiento a las aplicaciones requeridas por la empresa.</text:span></text:p>
      <text:p text:style-name="P7"><text:span text:style-name="T3">Programador </text:span><text:span text:style-name="T1"><text:line-break/>Un individuo autodidacta, inquieto y sumamente inteligente que busca lo que necesita y lo adopta a sus necesidades, trata (fervientemente) de mantenerse actualizado con las nuevas tecnologías. Debe estar capacitado para analizar, diseñar, programar, implementar y realizar mantenimiento a las aplicaciones requeridas por la empresa Unicaldas.<text:line-break/><text:line-break/></text:span><text:span text:style-name="T3">Jefe de Mantenimiento </text:span><text:span text:style-name="T1"><text:line-break/>Persona encargada de gestionar el mantenimiento correctivo y preventivo de los equipos de computación y redes en la organización.</text:span></text:p>
      <text:p text:style-name="P7"><text:span text:style-name="T2">Técnico en Redes </text:span><text:span text:style-name="T1"><text:line-break/>Encargado del mantenimiento de la intranet de la empresa.</text:span></text:p>
      <text:p text:style-name="P7"><text:span text:style-name="T3">Técnico en Redes </text:span><text:span text:style-name="T1"><text:line-break/>Persona encargada del mantenimiento hardware a los equipos de cómputo, impresoras, fax, etc.</text:span></text:p>
      <text:p text:style-name="P7"><text:span text:style-name="T3">Técnico Mantenimiento Hardware </text:span><text:span text:style-name="T1"><text:line-break/>Encargado del mantenimiento de la intranet de la empresa.</text:span></text:p>
      <text:p text:style-name="P7"><text:span text:style-name="T2">Analista Tester </text:span><text:span text:style-name="T1"><text:line-break/>Persona encargado del mantenimiento correctivo y preventivo de los módulos.<text:line-break/><text:line-break/></text:span><text:span text:style-name="T2">Jefe de Infraestructura </text:span><text:span text:style-name="T1"><text:line-break/>Es el encargado de la seguridad informática, redes y bases de datos, la empresa necesita una cohesión firme y segura en cada uno de los campos que influencia el área de sistemas, la unificación de cada uno de </text:span><text:soft-page-break/><text:span text:style-name="T1">los departamentos en el uso de todos los componentes tecnológicos disponibles para la empresa.<text:line-break/><text:line-break/></text:span><text:span text:style-name="T2">Administrador de Seguridad </text:span><text:span text:style-name="T1"><text:line-break/>Persona encargada de la seguridad, confidencialidad de la información</text:span></text:p>
      <text:p text:style-name="P5"><text:span text:style-name="T2">Administrador de Bases de la Datos (DBA) </text:span><text:span text:style-name="T1"><text:line-break/>El Administrador de la Base de Datos o DBA (DataBase Administrator) es el responsable de la Planificación, Diseño de la Arquitectura, Control y Administración de la Base de Datos de la organización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, Tahoma, Helvetica, FreeSans, sans-serif"/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6:52:41.687000000</meta:creation-date>
    <dc:date>2015-04-15T17:33:36.635000000</dc:date>
    <meta:editing-duration>PT25M44S</meta:editing-duration>
    <meta:editing-cycles>1</meta:editing-cycles>
    <meta:document-statistic meta:table-count="0" meta:image-count="0" meta:object-count="0" meta:page-count="2" meta:paragraph-count="15" meta:word-count="424" meta:character-count="2895" meta:non-whitespace-character-count="2473"/>
    <meta:generator>LibreOffice/4.3.1.2$Windows_x86 LibreOffice_project/958349dc3b25111dbca392fbc281a05559ef6848</meta:generator>
  </office:meta>
</office:document-meta>
</file>